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6375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1">GMRT</text:span><text:span text:style-name="T4"><text:tab/></text:span><text:tab/><text:tab/><text:tab/><text:tab/><text:span text:style-name="T1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18<text:span text:style-name="T3">th</text:span> MARCH 2014 Time : 15.00 PM to 15.30 PM , GMRT conference room 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K, DBB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Table_20_Contents"><text:span text:style-name="T5"><text:s text:c="7"/></text:span><text:span text:style-name="T2"><text:s text:c="5"/></text:span></text:p>
            <text:list xml:id="list2164664120" text:style-name="L1">
              <text:list-item>
                <text:p text:style-name="P6">RRU updated that</text:p>
                <text:p text:style-name="P6">1) Updated Online_V2 program so that it can read source iformation like source name, RA, DEC from track.dat and Azoff, Eloff, Antenna latitude &amp; Antenna longtitude from trkset.dat.</text:p>
                <text:p text:style-name="P6">2) Learned about Python embedding with C, Successfully compiled few sample programs.</text:p>
                <text:p text:style-name="P6">3) Talked with Optical fiber group regarding MTAC test to be done. </text:p>
                <text:p text:style-name="P6">=&gt; NGK suggested to mark a copy of email related to MTAC test to Dr.Ishwar Chandra.</text:p>
                <text:p text:style-name="P6"/>
              </text:list-item>
              <text:list-item>
                <text:p text:style-name="P6">DBB updated that </text:p>
                <text:p text:style-name="P6">1) He has found a solution to interface Python Environment with GUI using socket.</text:p>
                <text:p text:style-name="P6">2) He is working on finding a generic format to exchange command between Python Environment and Online_V2. </text:p>
                <text:p text:style-name="P6">=&gt; NGK suggested to try simple command for the first phase.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3-18T18:28:39</dc:date>
    <dc:creator>teleset </dc:creator>
    <meta:editing-duration>P1DT13H14M27S</meta:editing-duration>
    <meta:editing-cycles>493</meta:editing-cycles>
    <meta:generator>LibreOffice/3.4$Linux LibreOffice_project/340m1$Build-602</meta:generator>
    <meta:document-statistic meta:table-count="1" meta:image-count="0" meta:object-count="0" meta:page-count="1" meta:paragraph-count="24" meta:word-count="171" meta:character-count="974" meta:non-whitespace-character-count="810"/>
  </office:meta>
</office:document-meta>
</file>